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Helvetica" svg:font-family="Helvetica"/>
    <style:font-face style:name="Lucidasans1" svg:font-family="Lucidasans"/>
    <style:font-face style:name="Times" svg:font-family="Times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FreeSans" fo:font-size="9pt" style:font-size-asian="9pt" style:font-size-complex="9pt"/>
    </style:style>
    <style:style style:name="P2" style:family="paragraph" style:parent-style-name="Text_20_body">
      <style:paragraph-properties fo:text-align="justify" style:justify-single-word="false"/>
      <style:text-properties style:font-name="FreeSans" fo:font-size="9pt" style:font-size-asian="9pt" style:font-size-complex="9pt"/>
    </style:style>
    <style:style style:name="P3" style:family="paragraph" style:parent-style-name="Text_20_body">
      <style:paragraph-properties fo:text-align="justify" style:justify-single-word="false"/>
      <style:text-properties style:font-name="FreeSans" fo:font-size="9pt" fo:font-weight="bold" style:font-size-asian="9pt" style:font-weight-asian="bold" style:font-size-complex="9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) Continguts d'actituds. </text:p>
      <text:p text:style-name="P3">1. Execució sistemàtica del procés de resolució de problemes: </text:p>
      <text:p text:style-name="P2">1a. Presa de decisions en la instal·lació, configuració i posada a punt del maquinari i programari de base i en la utilització inadequada, per part dels usuaris, dels recursos compartits. </text:p>
      <text:p text:style-name="P3">2. Execució sistemàtica de la comprovació dels resultats: </text:p>
      <text:p text:style-name="P2">2a. Correcció sistemàtica dels errors a l'hora d'efectuar la instal·lació, configuració, posada a punt i manteniment del maquinari i programari de base. </text:p>
      <text:p text:style-name="P3">3. Optimació del treball: </text:p>
      <text:p text:style-name="P2">3a. Eficàcia a l'hora d'utilitzar els recursos del sistema informàtic per part de l'organització de manera que s'asseguri la integritat, disponibilitat i seguretat de la informació. </text:p>
      <text:p text:style-name="P3">4. Ordre i mètode de treball: </text:p>
      <text:p text:style-name="P2">4a. Seqüència ordenada de les accions que constitueixen la instal·lació, configuració i prova del maquinari i programari de base. </text:p>
      <text:p text:style-name="P3">5. Compromís amb les obligacions associades al treball: </text:p>
      <text:p text:style-name="P2">5a.Realització de les operacions sempre segons les normatives i reglamentacions vigents per a cada tipus d'equip. </text:p>
      <text:p text:style-name="P2">5b.Seguiment de les normes de funcionament de l'aula i de l'equipament que fixi el propi centre educatiu. </text:p>
      <text:p text:style-name="P3">6. Execució independent del treball: </text:p>
      <text:p text:style-name="P2">6a. Autosuficiència en la utilització del sistema informàtic i en el control i execució de la instal·lació, configuració i prova del maquinari i programari de base. </text:p>
      <text:p text:style-name="P2">6b. Rigor en organitzar, controlar els serveis del sistema informàtic i en establir els procediments de seguretat i protecció del sistema i de la informació. </text:p>
      <text:p text:style-name="P3">7. Intercanvi d'idees, opinions i experiències: </text:p>
      <text:p text:style-name="P2">a. Buscar consens entre diferents punts de vista a l'hora d'efectuar consultes i ser assistit per experts amb relació al maquinari i programari base. </text:p>
      <text:p text:style-name="P2">7b. Reconeixement de les opinions de l'altre en l'execució de la instal·lació i manteniment de maquinari i programari base. </text:p>
      <text:p text:style-name="P3">8. Interès per les relacions humanes: </text:p>
      <text:p text:style-name="P2">8a. Tolerància amb els usuaris a l'hora d'administrar els recursos del sistema informàtic. </text:p>
      <text:p text:style-name="P2">8b. Cordialitat amb les persones que comparteixen els recursos. </text:p>
      <text:p text:style-name="P3">9. Comunicació empàtica: </text:p>
      <text:p text:style-name="P2">9a. Argumentació d'opinions amb els usuaris a l'hora d'administrar els recursos del sistema informàtic. </text:p>
      <text:p text:style-name="P3">10. Creativitat: </text:p>
      <text:p text:style-name="P2">10a. Suscitació de recursos per administrar el sistema informàtic i per establir procediments que assegurin la integritat, disponibilitat i seguretat del sistema i la informació. </text:p>
      <text:p text:style-name="P3">11. Adaptació a noves situacions: </text:p>
      <text:p text:style-name="P2">11a. Resposta a noves situacions en el sistema informàtic i en l'organització de l'empresa. </text:p>
      <text:p text:style-name="P3">12. Respecte per la salut, el medi ambient i la seguretat laboral: </text:p>
      <text:p text:style-name="P2">12a. Observació de les normes de seguretat per prevenir les situacions anormals que puguin afectar la salut pròpia i dels altres. </text:p>
      <text:p text:style-name="P3">13. Progrés i promoció dins de la professió: </text:p>
      <text:p text:style-name="P2">13a. Constància i esforç per aprendre i actualitzar-se en l'administració del sistema. </text:p>
      <text:p text:style-name="P3">14. Qualitat del treball: </text:p>
      <text:p text:style-name="P2">14a. Diligència en l'administració del sistema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Helvetica" svg:font-family="Helvetica"/>
    <style:font-face style:name="Lucidasans1" svg:font-family="Lucidasans"/>
    <style:font-face style:name="Times" svg:font-family="Times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23T10:41:30</meta:creation-date>
    <dc:creator>Sergi Tur</dc:creator>
    <dc:date>2008-01-23T12:06:04</dc:date>
    <meta:editing-cycles>3</meta:editing-cycles>
    <meta:editing-duration>PT1H24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428" meta:character-count="2860"/>
  </office:meta>
</office:document-meta>
</file>